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BookmanOldStyle" svg:font-family="BookmanOldStyl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7.632cm"/>
          <style:tab-stop style:position="8.691cm"/>
          <style:tab-stop style:position="11.174cm"/>
          <style:tab-stop style:position="14.226cm"/>
          <style:tab-stop style:position="16.14cm"/>
          <style:tab-stop style:position="17.36cm"/>
          <style:tab-stop style:position="18.561cm"/>
        </style:tab-stops>
      </style:paragraph-properties>
      <style:text-properties style:use-window-font-color="true" style:text-line-through-style="none" style:font-name="Times New Roman" fo:font-size="15pt" fo:language="fr" fo:country="FR" fo:font-style="normal" style:text-underline-style="none" fo:font-weight="normal" fo:background-color="transparent" style:font-name-asian="BookmanOldStyle" style:font-size-asian="15pt" style:language-asian="zxx" style:country-asian="none" style:font-style-asian="normal" style:font-weight-asian="normal" style:font-name-complex="BookmanOldStyle" style:font-size-complex="15pt" style:language-complex="zxx" style:country-complex="none" style:font-style-complex="normal" style:font-weight-complex="normal"/>
    </style:style>
    <style:style style:name="P2" style:family="paragraph" style:parent-style-name="Standard">
      <style:text-properties style:use-window-font-color="true" style:text-line-through-style="none" style:font-name="Times New Roman" fo:font-size="15pt" fo:language="fr" fo:country="FR" fo:font-style="normal" style:text-underline-style="none" fo:font-weight="normal" fo:background-color="#66ff00" style:font-name-asian="BookmanOldStyle" style:font-size-asian="15pt" style:language-asian="zxx" style:country-asian="none" style:font-style-asian="normal" style:font-weight-asian="normal" style:font-name-complex="BookmanOldStyle" style:font-size-complex="15pt" style:language-complex="zxx" style:country-complex="none" style:font-style-complex="normal" style:font-weight-complex="normal"/>
    </style:style>
    <style:style style:name="P3" style:family="paragraph" style:parent-style-name="Standard">
      <style:text-properties style:use-window-font-color="true" style:text-line-through-style="none" style:font-name="Times New Roman" fo:font-size="15pt" fo:language="fr" fo:country="FR" fo:font-style="normal" style:text-underline-style="solid" style:text-underline-width="auto" style:text-underline-color="font-color" fo:font-weight="normal" fo:background-color="transparent" style:font-name-asian="BookmanOldStyle" style:font-size-asian="15pt" style:language-asian="zxx" style:country-asian="none" style:font-style-asian="normal" style:font-weight-asian="normal" style:font-name-complex="BookmanOldStyle" style:font-size-complex="15pt" style:language-complex="zxx" style:country-complex="none" style:font-style-complex="normal" style:font-weight-complex="normal"/>
    </style:style>
    <style:style style:name="P4" style:family="paragraph" style:parent-style-name="Standard">
      <style:text-properties fo:font-size="15pt" fo:language="fr" fo:country="FR" style:font-size-asian="15pt" style:language-asian="zxx" style:country-asian="none" style:font-size-complex="15pt" style:language-complex="zxx" style:country-complex="none"/>
    </style:style>
    <style:style style:name="P5" style:family="paragraph" style:parent-style-name="Standard">
      <style:text-properties fo:font-size="15pt" fo:language="fr" fo:country="FR" style:text-underline-style="solid" style:text-underline-width="auto" style:text-underline-color="font-color" style:font-size-asian="15pt" style:language-asian="zxx" style:country-asian="none" style:font-size-complex="15pt" style:language-complex="zxx" style:country-complex="none"/>
    </style:style>
    <style:style style:name="P6" style:family="paragraph" style:parent-style-name="Standard">
      <style:text-properties fo:font-size="15pt" fo:language="fr" fo:country="FR" fo:background-color="#ffff00" style:font-size-asian="15pt" style:language-asian="zxx" style:country-asian="none" style:font-size-complex="15pt" style:language-complex="zxx" style:country-complex="none"/>
    </style:style>
    <style:style style:name="P7" style:family="paragraph" style:parent-style-name="Standard">
      <style:text-properties fo:font-size="15pt" fo:language="fr" fo:country="FR" style:font-size-asian="15pt" style:language-asian="zxx" style:country-asian="none" style:font-size-complex="15pt" style:language-complex="zxx" style:country-complex="none"/>
    </style:style>
    <style:style style:name="P8" style:family="paragraph" style:parent-style-name="Standard">
      <style:text-properties fo:font-size="15pt" fo:language="fr" fo:country="FR" fo:background-color="#66ff00" style:font-size-asian="15pt" style:language-asian="zxx" style:country-asian="none" style:font-size-complex="15pt" style:language-complex="zxx" style:country-complex="none"/>
    </style:style>
    <style:style style:name="T1" style:family="text">
      <style:text-properties fo:background-color="#ffff00"/>
    </style:style>
    <style:style style:name="T2" style:family="text">
      <style:text-properties style:use-window-font-color="true" style:text-line-through-style="none" style:font-name="Times New Roman" fo:font-style="normal" style:text-underline-style="none" fo:font-weight="normal" style:font-name-asian="BookmanOldStyle" style:font-style-asian="normal" style:font-weight-asian="normal" style:font-name-complex="BookmanOldStyle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orgerons :</text:p>
      <text:p text:style-name="P4">Un marchand dans Athkatla peut améliorer un des objets du magasin. (Dent affamée de Kessek)</text:p>
      <text:p text:style-name="P6">Un forgeron dans Athkatla peut améliorer un des objets du magasin. (Étoile de Kahor)</text:p>
      <text:p text:style-name="P4">Un marchand dans un village de l'Amn peut améliorer/doubler un des objets du magasin. (Bandeaux de concentration)</text:p>
      <text:p text:style-name="P4">Un marchand dans l'ombreterre peut améliorer un des objets du magasin. (Bouclier toile)</text:p>
      <text:p text:style-name="P6">Un diablotin dans l'antichambre peut améliorer un des objets du coffre. (L’étoile de Ganrish)</text:p>
      <text:p text:style-name="P4"/>
      <text:p text:style-name="P5">Rencontres :</text:p>
      <text:p text:style-name="P2">Un des objet du magasin attire l'attention d'une bande de pirate à Brinnlaw (Corne de raison perdue)</text:p>
      <text:p text:style-name="P4">Un des objets trouvables dans le coffre attire l'attention d'un mort-vivant dans Saradush. (<text:span text:style-name="T1">Vridomir)</text:span></text:p>
      <text:p text:style-name="P8">Un des objets trouvables dans le coffre attire l'attention d'une guilde d’assassins dans le Téthyr <text:span text:style-name="T2">(la Confrérie noire)(Destructrice de Plunifène)</text:span></text:p>
      <text:p text:style-name="P6"><text:span text:style-name="T2">Un des objets trouvables dans le coffre réveille un ancien mal (Dillpater)(Grimoire de Dillpater)</text:span></text:p>
      <text:p text:style-name="P2"/>
      <text:p text:style-name="P3">Trucs utiles :</text:p>
      <text:p text:style-name="P4">Un magicien du Téthyr est un client fidèle du magasin. (le mage tué dans passe du petit croc)</text:p>
      <text:p text:style-name="P4">Un aventurier des Contrées du Mitan occidental à déjà visité le magasin et compte y revenir. (groupe dans BG1)</text:p>
      <text:p text:style-name="P4">Un pirate contrebandier essaie de refourguer ses marchandises pourries à Agenor. (client)</text:p>
      <text:p text:style-name="P4"/>
      <text:p text:style-name="P5">Autres :</text:p>
      <text:p text:style-name="P4">Deux easters eggs inclus.</text:p>
      <text:p text:style-name="P4"/>
      <text:p text:style-name="P5">Recyclage :</text:p>
      <text:p text:style-name="P4">Le chaudron donne une utilité aux potions "troubles".</text:p>
      <text:p text:style-name="P4">Le chaudron utilise une potion inutile de BG1 dans une formule semi-secrète.</text:p>
      <text:p text:style-name="P4">Un des objets du magasin donne une utilité aux pierres ioniques inintéressantes.</text:p>
      <text:p text:style-name="P4"/>
      <text:p text:style-name="P4"/>
      <text:p text:style-name="P2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BookmanOldStyle" svg:font-family="BookmanOldStyl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H38M56S</meta:editing-duration>
    <meta:editing-cycles>15</meta:editing-cycles>
    <meta:generator>OpenOffice/4.1.14$Win32 OpenOffice.org_project/4114m1$Build-9811</meta:generator>
    <dc:date>2023-09-13T19:09:37.38</dc:date>
    <meta:document-statistic meta:table-count="0" meta:image-count="0" meta:object-count="0" meta:page-count="1" meta:paragraph-count="21" meta:word-count="234" meta:character-count="1494"/>
    <meta:user-defined meta:name="Info 1"/>
    <meta:user-defined meta:name="Info 2"/>
    <meta:user-defined meta:name="Info 3"/>
    <meta:user-defined meta:name="Info 4"/>
  </office:meta>
</office:document-meta>
</file>